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Tahoma1" svg:font-family="Tahoma, Lucidasans, 'Lucida Sans', 'Arial Unicode MS'"/>
    <style:font-face style:name="Helvetica1" svg:font-family="Helvetica" style:font-family-generic="swiss"/>
    <style:font-face style:name="DejaVu Sans Mono" svg:font-family="'DejaVu Sans Mono'" style:font-family-generic="modern" style:font-pitch="fixed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3625in" table:align="margins"/>
    </style:style>
    <style:style style:name="Table1.A" style:family="table-column">
      <style:table-column-properties style:column-width="1.4722in" style:rel-column-width="13107*"/>
    </style:style>
    <style:style style:name="Table1.A1" style:family="table-cell">
      <style:table-cell-properties fo:padding="0.0382in" fo:border-left="0.05pt solid #c0c0c0" fo:border-right="none" fo:border-top="0.05pt solid #c0c0c0" fo:border-bottom="0.05pt solid #c0c0c0"/>
    </style:style>
    <style:style style:name="Table1.E1" style:family="table-cell">
      <style:table-cell-properties fo:padding="0.0382in" fo:border="0.05pt solid #c0c0c0"/>
    </style:style>
    <style:style style:name="Table1.A2" style:family="table-cell">
      <style:table-cell-properties fo:padding="0.0382in" fo:border-left="0.05pt solid #c0c0c0" fo:border-right="none" fo:border-top="none" fo:border-bottom="0.05pt solid #c0c0c0"/>
    </style:style>
    <style:style style:name="Table1.E2" style:family="table-cell">
      <style:table-cell-properties fo:padding="0.0382in" fo:border-left="0.05pt solid #c0c0c0" fo:border-right="0.05pt solid #c0c0c0" fo:border-top="none" fo:border-bottom="0.05pt solid #c0c0c0"/>
    </style:style>
    <style:style style:name="Table2" style:family="table">
      <style:table-properties style:width="7.3625in" table:align="margins"/>
    </style:style>
    <style:style style:name="Table2.A" style:family="table-column">
      <style:table-column-properties style:column-width="2.8049in" style:rel-column-width="24969*"/>
    </style:style>
    <style:style style:name="Table2.B" style:family="table-column">
      <style:table-column-properties style:column-width="1.2118in" style:rel-column-width="10784*"/>
    </style:style>
    <style:style style:name="Table2.C" style:family="table-column">
      <style:table-column-properties style:column-width="0.9847in" style:rel-column-width="8768*"/>
    </style:style>
    <style:style style:name="Table2.D" style:family="table-column">
      <style:table-column-properties style:column-width="1.0806in" style:rel-column-width="9621*"/>
    </style:style>
    <style:style style:name="Table2.E" style:family="table-column">
      <style:table-column-properties style:column-width="1.2799in" style:rel-column-width="11393*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Table2.A2" style:family="table-cell">
      <style:table-cell-properties fo:padding="0.0382in" fo:border="none"/>
    </style:style>
    <style:style style:name="Table2.A3" style:family="table-cell">
      <style:table-cell-properties fo:padding="0.0382in" fo:border-left="none" fo:border-right="none" fo:border-top="none" fo:border-bottom="0.05pt solid #c0c0c0"/>
    </style:style>
    <style:style style:name="Table2.D5" style:family="table-cell">
      <style:table-cell-properties fo:padding="0.0382in" fo:border-left="none" fo:border-right="none" fo:border-top="0.05pt solid #000000" fo:border-bottom="none"/>
    </style:style>
    <style:style style:name="Table3" style:family="table">
      <style:table-properties style:width="4.9924in" table:align="left"/>
    </style:style>
    <style:style style:name="Table3.A" style:family="table-column">
      <style:table-column-properties style:column-width="2.7986in"/>
    </style:style>
    <style:style style:name="Table3.B" style:family="table-column">
      <style:table-column-properties style:column-width="1.2167in"/>
    </style:style>
    <style:style style:name="Table3.C" style:family="table-column">
      <style:table-column-properties style:column-width="0.9771in"/>
    </style:style>
    <style:style style:name="Table3.A1" style:family="table-cell">
      <style:table-cell-properties fo:padding="0.0382in" fo:border-left="none" fo:border-right="none" fo:border-top="none" fo:border-bottom="0.05pt solid #000000"/>
    </style:style>
    <style:style style:name="Table3.2" style:family="table-row">
      <style:table-row-properties style:min-row-height="0.2118in"/>
    </style:style>
    <style:style style:name="Table3.A2" style:family="table-cell">
      <style:table-cell-properties fo:padding="0.0382in" fo:border="none"/>
    </style:style>
    <style:style style:name="Table3.A4" style:family="table-cell">
      <style:table-cell-properties fo:padding="0.0382in" fo:border-left="none" fo:border-right="none" fo:border-top="none" fo:border-bottom="0.05pt solid #c0c0c0"/>
    </style:style>
    <style:style style:name="Table4" style:family="table">
      <style:table-properties style:width="7.3646in" fo:margin-left="0in" fo:margin-right="-0.0021in" table:align="margins"/>
    </style:style>
    <style:style style:name="Table4.A" style:family="table-column">
      <style:table-column-properties style:column-width="1.6667in" style:rel-column-width="14831*"/>
    </style:style>
    <style:style style:name="Table4.B" style:family="table-column">
      <style:table-column-properties style:column-width="5.6979in" style:rel-column-width="50704*"/>
    </style:style>
    <style:style style:name="Table4.A1" style:family="table-cell">
      <style:table-cell-properties fo:padding="0.0382in" fo:border="none"/>
    </style:style>
    <style:style style:name="P1" style:family="paragraph" style:parent-style-name="terp_5f_header">
      <style:text-properties fo:font-size="8pt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style:font-name="Helvetica" fo:font-size="9pt" style:font-name-asian="AR PL ShanHeiSun Uni" style:font-size-asian="8pt" style:font-name-complex="Tahoma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Helvetica" fo:font-size="9pt" style:font-name-asian="AR PL ShanHeiSun Uni" style:font-size-asian="8pt" style:font-name-complex="Tahoma" style:font-size-complex="8pt"/>
    </style:style>
    <style:style style:name="P4" style:family="paragraph" style:parent-style-name="Table_20_Contents">
      <style:paragraph-properties fo:text-align="end" style:justify-single-word="false"/>
      <style:text-properties style:font-name="Helvetica" fo:font-size="9pt" style:font-name-asian="AR PL ShanHeiSun Uni" style:font-size-asian="8pt" style:font-name-complex="Tahoma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Helvetica" fo:font-size="9pt" fo:font-weight="bold" style:font-name-asian="AR PL ShanHeiSun Uni" style:font-size-asian="8pt" style:font-weight-asian="bold" style:font-name-complex="Tahoma" style:font-size-complex="8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Helvetica" fo:font-size="9pt" fo:font-weight="bold" style:font-name-asian="AR PL ShanHeiSun Uni" style:font-size-asian="8pt" style:font-weight-asian="bold" style:font-name-complex="Tahoma" style:font-size-complex="8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Helvetica" fo:font-size="9pt" fo:font-weight="bold" style:font-name-asian="AR PL ShanHeiSun Uni" style:font-size-asian="8pt" style:font-weight-asian="bold" style:font-name-complex="Tahoma" style:font-size-complex="8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Helvetica" fo:font-size="8pt" style:font-name-asian="AR PL ShanHeiSun Uni" style:font-size-asian="8pt" style:font-name-complex="Tahoma" style:font-size-complex="8pt"/>
    </style:style>
    <style:style style:name="P9" style:family="paragraph" style:parent-style-name="Table_20_Contents">
      <style:paragraph-properties fo:text-align="end" style:justify-single-word="false"/>
      <style:text-properties style:font-name="Helvetica" fo:font-size="8pt" style:font-name-asian="AR PL ShanHeiSun Uni" style:font-size-asian="8pt" style:font-name-complex="Tahoma" style:font-size-complex="8pt"/>
    </style:style>
    <style:style style:name="P10" style:family="paragraph" style:parent-style-name="Table_20_Contents">
      <style:paragraph-properties fo:margin-left="0.0917in" fo:margin-right="0.0028in" fo:text-align="start" style:justify-single-word="false" fo:text-indent="0in" style:auto-text-indent="false"/>
      <style:text-properties style:font-name="Helvetica" fo:font-size="8pt" fo:font-style="italic" style:font-name-asian="AR PL ShanHeiSun Uni" style:font-size-asian="8pt" style:font-style-asian="italic" style:font-name-complex="Tahoma" style:font-size-complex="8pt" style:font-style-complex="italic"/>
    </style:style>
    <style:style style:name="P11" style:family="paragraph" style:parent-style-name="terp_5f_default_5f_8" style:master-page-name="First_20_Page">
      <style:paragraph-properties style:page-number="auto"/>
    </style:style>
    <style:style style:name="P12" style:family="paragraph" style:parent-style-name="Table_20_Contents">
      <style:paragraph-properties fo:margin-left="0.0917in" fo:margin-right="0.0028in" fo:text-align="start" style:justify-single-word="false" fo:text-indent="0in" style:auto-text-indent="false"/>
      <style:text-properties style:font-name="Helvetica" fo:font-size="9pt" fo:font-style="italic" style:font-name-asian="AR PL ShanHeiSun Uni" style:font-size-asian="8pt" style:font-style-asian="italic" style:font-name-complex="Tahoma" style:font-size-complex="8pt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style:font-name="Helvetica1" fo:font-size="9pt" style:font-name-asian="AR PL ShanHeiSun Uni" style:font-size-asian="9pt" style:font-name-complex="Tahoma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Helvetica1" fo:font-size="9pt" style:font-name-asian="AR PL ShanHeiSun Uni" style:font-size-asian="9pt" style:font-name-complex="Tahoma" style:font-size-complex="9pt"/>
    </style:style>
    <style:style style:name="P15" style:family="paragraph" style:parent-style-name="Table_20_Contents">
      <style:paragraph-properties fo:text-align="end" style:justify-single-word="false"/>
      <style:text-properties style:font-name="Helvetica1" fo:font-size="9pt" style:font-name-asian="AR PL ShanHeiSun Uni" style:font-size-asian="9pt" style:font-name-complex="Tahoma" style:font-size-complex="9pt"/>
    </style:style>
    <style:style style:name="P16" style:family="paragraph" style:parent-style-name="Table_20_Contents">
      <style:paragraph-properties fo:text-align="start" style:justify-single-word="false"/>
      <style:text-properties style:font-name="Helvetica1" fo:font-size="9pt" fo:font-weight="bold" style:font-name-asian="AR PL ShanHeiSun Uni" style:font-size-asian="9pt" style:font-weight-asian="bold" style:font-name-complex="Tahoma" style:font-size-complex="9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Helvetica1" fo:font-size="9pt" fo:font-weight="bold" style:font-name-asian="AR PL ShanHeiSun Uni" style:font-size-asian="9pt" style:font-weight-asian="bold" style:font-name-complex="Tahoma" style:font-size-complex="9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placeholder text:placeholder-type="text" text:description="setLang(o.partner_id.lang)">&lt;setLang(o.partner_id.lang)&gt;</text:placeholder></text:p>
      <text:p text:style-name="terp_5f_default_5f_8"><text:text-input text:description="&lt;o.partner_id.company_ext&gt;">o.partner_id.company_ext</text:text-input></text:p>
      <text:p text:style-name="terp_5f_default_5f_8"><text:text-input text:description="&lt;o.partner_id.department_company_ext&gt;">o.partner_id.department_company_ext</text:text-input></text:p>
      <text:p text:style-name="terp_5f_default_5f_8"><text:text-input text:description="&lt;o.address_invoice_id.title.name&gt;">o.address_invoice_id.title.name</text:text-input> <text:text-input text:description="&lt;o.address_invoice_id.prename&gt;">o.address_invoice_id.prename</text:text-input> <text:text-input text:description="&lt;o.address_invoice_id.name&gt;">o.address_invoice_id.name</text:text-input><text:text-input text:description="&lt;o.address_invoice_id.name&gt;"/></text:p>
      <text:p text:style-name="terp_5f_default_5f_8"><text:text-input text:description="&lt;o.address_invoice_id.street&gt;">o.address_invoice_id.street</text:text-input> <text:text-input text:description="&lt;if test=&quot;o.address_invoice_id.street2&quot;&gt;">if test="o.address_invoice_id.street2"</text:text-input></text:p>
      <text:p text:style-name="terp_5f_default_5f_8"><text:text-input text:description="&lt;o.address_invoice_id.street2&gt;">o.address_invoice_id.street2</text:text-input></text:p>
      <text:p text:style-name="terp_5f_default_5f_8"><text:text-input text:description="&lt;/if&gt;">&lt;/if&gt;</text:text-input></text:p>
      <text:p text:style-name="terp_5f_default_5f_8"><text:text-input text:description="&lt;o.address_invoice_id.zip&gt;">o.address_invoice_id.zip</text:text-input> <text:text-input text:description="&lt;o.address_invoice_id.city&gt;">o.address_invoice_id.city</text:text-input></text:p>
      <text:p text:style-name="terp_5f_default_5f_8"/>
      <text:p text:style-name="terp_5f_default_5f_8"><text:text-input text:description="&lt;if test=&quot;o.partner_id and o.partner_id.vat&quot;&gt;">if test=o.partner_id and o.partner_id.vat</text:text-input></text:p>
      <text:p text:style-name="terp_5f_default_5f_8"><text:text-input text:description="&lt;_(&quot;VAT :&quot;)&gt;">("VAT :")</text:text-input> <text:text-input text:description="&lt;o.partner_id and o.partner_id.vat&gt;">o.partner_id and o.partner_id.vat</text:text-input></text:p>
      <text:p text:style-name="terp_5f_default_5f_8"><text:text-input text:description="&lt;/if&gt;">&lt;/if&gt;</text:text-input></text:p>
      <text:p text:style-name="P1"><text:text-input text:description="&lt;choose&gt;">choose</text:text-input> </text:p>
      <text:p text:style-name="terp_5f_header"><text:text-input text:description="&lt;when test=&quot;o.type == 'out_invoice' and (o.state == 'open' or o.state == 'paid')&quot;&gt;">o.type == 'out_invoice' and (o.state == 'open' or o.state == 'paid'</text:text-input></text:p>
      <text:p text:style-name="terp_5f_header"><text:text-input text:description="&lt;_(&quot;Invoice&quot;)&gt;">Invoice</text:text-input> <text:text-input text:description="&lt;o.number&gt;">o.number</text:text-input></text:p>
      <text:p text:style-name="terp_5f_header"><text:text-input text:description="&lt;/when&gt;">/when</text:text-input></text:p>
      <text:p text:style-name="terp_5f_header"><text:text-input text:description="&lt;when test=&quot;o.type == 'out_invoice' and o.state == 'proforma2'&quot;&gt;">o.type == 'out_invoice' and o.state == 'proforma2'</text:text-input></text:p>
      <text:p text:style-name="terp_5f_header"><text:text-input text:description="&lt;_(&quot;PRO-FORMA&quot;)&gt;">PRO-FORMA</text:text-input></text:p>
      <text:p text:style-name="terp_5f_header"><text:text-input text:description="&lt;/when&gt;">/when</text:text-input></text:p>
      <text:p text:style-name="terp_5f_header"><text:text-input text:description="&lt;when test=&quot;o.type == 'out_invoice' and o.state == 'draft'&quot;&gt;">o.type == 'out_invoice' and o.state == 'draft'</text:text-input></text:p>
      <text:p text:style-name="terp_5f_header"><text:text-input text:description="&lt;_(&quot;Draft Invoice&quot;)&gt;">Draft Invoice</text:text-input></text:p>
      <text:p text:style-name="terp_5f_header"><text:text-input text:description="&lt;/when&gt;">/when</text:text-input></text:p>
      <text:p text:style-name="terp_5f_header"><text:text-input text:description="&lt;when test=&quot;o.type == 'out_invoice' and o.state == 'cancel'&quot;&gt;">o.type == 'out_invoice' and o.state == 'cancel'</text:text-input></text:p>
      <text:p text:style-name="terp_5f_header"><text:text-input text:description="&lt;_(&quot;Cancelled Invoice&quot;)&gt;">Cancelled Invoice</text:text-input> <text:text-input text:description="&lt;o.number&gt;">o.number</text:text-input></text:p>
      <text:p text:style-name="terp_5f_header"><text:text-input text:description="&lt;/when&gt;">/when</text:text-input></text:p>
      <text:p text:style-name="terp_5f_header"><text:text-input text:description="&lt;when test=&quot;o.type=='out_refund'&quot;&gt;">o.type=='out_refund'</text:text-input></text:p>
      <text:p text:style-name="terp_5f_header"><text:text-input text:description="&lt;_(&quot;Refund&quot;)&gt;">Refund</text:text-input> <text:text-input text:description="&lt;o.number&gt;">o.number</text:text-input></text:p>
      <text:p text:style-name="terp_5f_header"><text:text-input text:description="&lt;/when&gt;">/when</text:text-input></text:p>
      <text:p text:style-name="terp_5f_header"><text:text-input text:description="&lt;when test=&quot;o.type=='in_refund'&quot;&gt;">o.type=='in_refund'</text:text-input></text:p>
      <text:p text:style-name="terp_5f_header"><text:text-input text:description="&lt;_(&quot;Supplier Refund&quot;)&gt;">Supplier Refund</text:text-input> <text:text-input text:description="&lt;o.number&gt;">o.number</text:text-input></text:p>
      <text:p text:style-name="terp_5f_header"><text:text-input text:description="&lt;/when&gt;">/when</text:text-input></text:p>
      <text:p text:style-name="terp_5f_header"><text:text-input text:description="&lt;when test=&quot;o.type=='in_invoice'&quot;&gt;">o.type=='in_invoice'</text:text-input></text:p>
      <text:p text:style-name="terp_5f_header"><text:text-input text:description="&lt;_(&quot;Supplier Invoice&quot;)&gt;">Supplier Invoice</text:text-input> <text:text-input text:description="&lt;o.number&gt;">o.number</text:text-input></text:p>
      <text:p text:style-name="terp_5f_header"><text:text-input text:description="&lt;/when&gt;">/when</text:text-input></text:p>
      <text:p text:style-name="terp_5f_header"><text:soft-page-break/><text:text-input text:description="&lt;/choose&gt;">/choose</text:text-input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terp_5f_tblheader_5f_General_5f_Centre"><text:text-input text:description="&lt;_(&quot;Customer Reference&quot;)&gt;">Customer Reference</text:text-input></text:p>
          </table:table-cell>
          <table:table-cell table:style-name="Table1.A1" office:value-type="string">
            <text:p text:style-name="terp_5f_tblheader_5f_General_5f_Centre"><text:text-input text:description="&lt;_(&quot;Invoice Date&quot;)&gt;">Invoice Date</text:text-input></text:p>
          </table:table-cell>
          <table:table-cell table:style-name="Table1.A1" office:value-type="string">
            <text:p text:style-name="terp_5f_tblheader_5f_General_5f_Centre"><text:text-input text:description="&lt;_(&quot;Picking No&quot;)&gt;">Picking No</text:text-input></text:p>
          </table:table-cell>
          <table:table-cell table:style-name="Table1.A1" office:value-type="string">
            <text:p text:style-name="terp_5f_tblheader_5f_General_5f_Centre"><text:text-input text:description="&lt;_(&quot;Partner Ref.&quot;)&gt;">Partner Ref.</text:text-input></text:p>
          </table:table-cell>
          <table:table-cell table:style-name="Table1.E1" office:value-type="string">
            <text:p text:style-name="terp_5f_tblheader_5f_General_5f_Centre"><text:text-input text:description="&lt;_(&quot;Prepared by:&quot;)&gt;">Prepared by:</text:text-input></text:p>
          </table:table-cell>
        </table:table-row>
        <table:table-row>
          <table:table-cell table:style-name="Table1.A2" office:value-type="string">
            <text:p text:style-name="terp_5f_default_5f_Centre_5f_9"><text:s/><text:text-input text:description="&lt;o.client_order_ref&gt;">o.client_order_ref</text:text-input></text:p>
          </table:table-cell>
          <table:table-cell table:style-name="Table1.A2" office:value-type="string">
            <text:p text:style-name="terp_5f_default_5f_Centre_5f_9"><text:text-input text:description="&lt;if test=&quot;o.date_invoice&quot;&gt;">if test="o.date_invoice"</text:text-input><text:text-input text:description="&lt;formatLang(o.date_invoice,date=True)&gt;">formatLang(o.date_invoice,date=True)</text:text-input> <text:text-input text:description="&lt;/if&gt;">/if</text:text-input></text:p>
          </table:table-cell>
          <table:table-cell table:style-name="Table1.A2" office:value-type="string">
            <text:p text:style-name="terp_5f_default_5f_Centre_5f_9"><text:text-input text:description="&lt;o.origin&gt;">o.origin</text:text-input></text:p>
          </table:table-cell>
          <table:table-cell table:style-name="Table1.A2" office:value-type="string">
            <text:p text:style-name="terp_5f_default_5f_Centre_5f_9"><text:text-input text:description="&lt;o.address_invoice_id.partner_id.ref&gt;">o.address_invoice_id.partner_id.ref</text:text-input></text:p>
          </table:table-cell>
          <table:table-cell table:style-name="Table1.E2" office:value-type="string">
            <text:p text:style-name="terp_5f_default_5f_Centre_5f_9"><text:text-input text:description="&lt;o.write_uid.name&gt;">o.write_uid.name</text:text-input></text:p>
          </table:table-cell>
        </table:table-row>
      </table:table>
      <text:p text:style-name="terp_5f_default_5f_8"/>
      <text:p text:style-name="terp_5f_default_5f_8"/>
      <text:p text:style-name="terp_5f_default_5f_9"><text:text-input text:description="&lt;if test=&quot;o.comment&quot;&gt;">&lt;if test="o.comment"&gt;</text:text-input><text:text-input text:description="&lt; format(o.comment )&gt;"> format(o.comment )</text:text-input><text:text-input text:description="&lt;/if&gt;">&lt;/if&gt;</text:text-input></text:p>
      <text:p text:style-name="terp_5f_default_5f_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7"><text:text-input text:description="&lt;_(&quot;Description&quot;)&gt;">Description</text:text-input></text:p>
          </table:table-cell>
          <table:table-cell table:style-name="Table2.A1" office:value-type="string">
            <text:p text:style-name="P5"><text:text-input text:description="&lt;_(&quot;Taxes&quot;)&gt;">Taxes</text:text-input></text:p>
          </table:table-cell>
          <table:table-cell table:style-name="Table2.A1" office:value-type="string">
            <text:p text:style-name="P5"><text:text-input text:description="&lt;_(&quot;Quantity&quot;)&gt;">Quantity</text:text-input></text:p>
          </table:table-cell>
          <table:table-cell table:style-name="Table2.A1" office:value-type="string">
            <text:p text:style-name="P6"><text:text-input text:description="&lt;_(&quot;Unit Price&quot;)&gt;">Unit Price</text:text-input></text:p>
          </table:table-cell>
          <table:table-cell table:style-name="Table2.A1" office:value-type="string">
            <text:p text:style-name="P6"><text:text-input text:description="&lt;_(&quot;Price&quot;)&gt;">Price</text:text-input></text:p>
          </table:table-cell>
        </table:table-row>
        <table:table-row>
          <table:table-cell table:style-name="Table2.A2" office:value-type="string">
            <text:p text:style-name="P2"><text:text-input text:description="&lt;for each=&quot;l in o.invoice_line&quot;&gt;">for each="l in o.invoice_line"</text:text-input>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3" office:value-type="string">
            <text:p text:style-name="P2"><text:text-input text:description="&lt;l.name&gt;">l.name</text:text-input> </text:p>
            <text:p text:style-name="P2"><text:text-input text:description="&lt;if test=&quot;l.note&quot;&gt;">if test="l.note"</text:text-input></text:p>
            <text:p text:style-name="P10"><text:text-input text:description="&lt;format(l.note)&gt;">format(l.note)</text:text-input></text:p>
            <text:p text:style-name="P12"><text:text-input text:description="&lt;/if&gt;">&lt;/if&gt;</text:text-input></text:p>
          </table:table-cell>
          <table:table-cell table:style-name="Table2.A3" office:value-type="string">
            <text:p text:style-name="P3"><text:text-input text:description="&lt;', '.join(map(lambda x: x.description or '', l.invoice_line_tax_id))&gt;">', '.join(map(lambda x: x.description or '', l.invoice_line_tax_id))
</text:text-input></text:p>
          </table:table-cell>
          <table:table-cell table:style-name="Table2.A3" office:value-type="string">
            <text:p text:style-name="P3"><text:text-input text:description="&lt;formatLang(l.quantity, digits=0)&gt;">formatLang(l.quantity, digits=0)</text:text-input> <text:text-input text:description="&lt;l.uos_id.name&gt;">l.uos_id.name</text:text-input></text:p>
          </table:table-cell>
          <table:table-cell table:style-name="Table2.A3" office:value-type="string">
            <text:p text:style-name="P4"><text:text-input text:description="&lt;formatLang(l.price_unit)&gt;">formatLang(l.price_unit)</text:text-input> <text:text-input text:description="&lt;o.currency_id.symbol&gt;">o.currency_id.symbol</text:text-input></text:p>
          </table:table-cell>
          <table:table-cell table:style-name="Table2.A3" office:value-type="string">
            <text:p text:style-name="P4"><text:text-input text:description="&lt;formatLang(l.price_subtotal, digits=get_digits(dp='Account'))&gt;">formatLang(l.price_subtotal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office:value-type="string">
            <text:p text:style-name="P2"><text:text-input text:description="&lt;/for&gt;">&lt;/for&gt;</text:text-input>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13"/>
          </table:table-cell>
          <table:table-cell table:style-name="Table2.D5" office:value-type="string">
            <text:p text:style-name="P14"><text:text-input text:description="&lt;_(&quot;Net Total:&quot;)&gt;">Net Total:</text:text-input></text:p>
          </table:table-cell>
          <table:table-cell table:style-name="Table2.D5" office:value-type="string">
            <text:p text:style-name="P15"><text:text-input text:description="&lt;formatLang(o.amount_untaxed, digits=get_digits(dp='Account'))&gt;">formatLang(o.amount_untaxed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4"><text:text-input text:description="&lt;_(&quot;Taxes:&quot;)&gt;">Taxes:</text:text-input></text:p>
          </table:table-cell>
          <table:table-cell table:style-name="Table2.A2" office:value-type="string">
            <text:p text:style-name="P15"><text:text-input text:description="&lt;formatLang(o.amount_tax, digits=get_digits(dp='Account'))&gt;">formatLang(o.amount_tax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13"/>
          </table:table-cell>
          <table:table-cell table:style-name="Table2.D5" office:value-type="string">
            <text:p text:style-name="P16"><text:text-input text:description="&lt;_(&quot;Total:&quot;)&gt;">Total:</text:text-input></text:p>
          </table:table-cell>
          <table:table-cell table:style-name="Table2.D5" office:value-type="string">
            <text:p text:style-name="P17"><text:text-input text:description="&lt;formatLang(o.amount_total, digits=get_digits(dp='Account'))&gt;">formatLang(o.amount_total, digits=get_digits(dp='Account'))</text:text-input> <text:text-input text:description="&lt;o.currency_id.symbol&gt;">o.currency_id.symbol</text:text-input></text:p>
          </table:table-cell>
        </table:table-row>
      </table:table>
      <text:p text:style-name="terp_5f_default_5f_9"/>
      <text:p text:style-name="terp_5f_default_5f_9"><text:text-input text:description="&lt;if test=&quot;o.tax_line&quot;&gt;">&lt;if test="o.tax_line"&gt;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7"><text:text-input text:description="&lt;_(&quot;Tax&quot;)&gt;">Tax</text:text-input></text:p>
          </table:table-cell>
          <table:table-cell table:style-name="Table3.A1" office:value-type="string">
            <text:p text:style-name="P6"><text:text-input text:description="&lt;_(&quot;Base&quot;)&gt;">Base</text:text-input></text:p>
          </table:table-cell>
          <table:table-cell table:style-name="Table3.A1" office:value-type="string">
            <text:p text:style-name="P6"><text:text-input text:description="&lt;_(&quot;Amount&quot;)&gt;">Amount</text:text-input></text:p>
          </table:table-cell>
        </table:table-row>
        <table:table-row table:style-name="Table3.2">
          <table:table-cell table:style-name="Table3.A2" office:value-type="string">
            <text:p text:style-name="P2"><text:text-input text:description="&lt;for each=&quot;t in o.tax_line&quot;&gt;">for each="t in o.tax_line"</text:text-input>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</table:table-row>
        <table:table-row table:style-name="Table3.2">
          <table:table-cell table:style-name="Table3.A2" office:value-type="string">
            <text:p text:style-name="P2"><text:text-input text:description="&lt;if test=&quot;t.tax_code_id.notprintable==False&quot;&gt;">if test="t.tax_code_id.notprintable==False"</text:text-input>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</table:table-row>
        <table:table-row>
          <table:table-cell table:style-name="Table3.A4" office:value-type="string">
            <text:p text:style-name="P8"><text:text-input text:description="&lt;str(t.name).split('-')[0]&gt;">str(t.name).split('-')[0]</text:text-input></text:p>
          </table:table-cell>
          <table:table-cell table:style-name="Table3.A4" office:value-type="string">
            <text:p text:style-name="P9"><text:text-input text:description="&lt;formatLang(t.base, digits=get_digits(dp='Account'))&gt;">formatLang(t.base, digits=get_digits(dp='Account'))</text:text-input> <text:text-input text:description="&lt;o.currency_id.symbol&gt;">o.currency_id.symbol</text:text-input></text:p>
          </table:table-cell>
          <table:table-cell table:style-name="Table3.A4" office:value-type="string">
            <text:p text:style-name="P9"><text:text-input text:description="&lt;formatLang(t.amount, digits=get_digits(dp='Account'))&gt;">formatLang(t.amount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3.A4" office:value-type="string">
            <text:p text:style-name="P2"><text:text-input text:description="&lt;/if&gt;">/if</text:text-input></text:p>
          </table:table-cell>
          <table:table-cell table:style-name="Table3.A4" office:value-type="string">
            <text:p text:style-name="P9"/>
          </table:table-cell>
          <table:table-cell table:style-name="Table3.A4" office:value-type="string">
            <text:p text:style-name="P9"/>
          </table:table-cell>
        </table:table-row>
        <table:table-row>
          <table:table-cell table:style-name="Table3.A2" office:value-type="string">
            <text:p text:style-name="P2"><text:text-input text:description="&lt;/for&gt;">&lt;/for&gt;</text:text-input></text:p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</table:table-row>
      </table:table>
      <text:p text:style-name="terp_5f_default_5f_9"><text:text-input text:description="&lt;/if&gt;">/if</text:text-input></text:p>
      <text:p text:style-name="terp_5f_default_5f_9"/>
      <text:p text:style-name="terp_5f_default_5f_9"><text:text-input text:description="&lt;_(&quot;Delivery Address:&quot;)&gt;">Delivery Address:</text:text-input> </text:p>
      <text:p text:style-name="terp_5f_default_5f_9"><text:text-input text:description="&lt;get_delivery_address(o)&gt;">get_delivery_address(o)</text:text-input></text:p>
      <text:p text:style-name="terp_5f_default_5f_9"/>
      <text:p text:style-name="terp_5f_default_5f_9"><text:text-input text:description="&lt;if test=&quot;o.payment_term.note&quot;&gt;">if test="o.payment_term.note"</text:text-input></text:p>
      <text:p text:style-name="terp_5f_default_5f_9"><text:text-input text:description="&lt;_(&quot;Payment Terms:&quot;)&gt;">Payment Terms:</text:text-input> </text:p>
      <text:p text:style-name="terp_5f_default_5f_9"><text:text-input text:description="&lt;format(o.payment_term.note)&gt;">format(o.payment_term.note)</text:text-input><text:text-input text:description="&lt;/if&gt;">/if</text:text-input></text:p>
      <text:p text:style-name="terp_5f_default_5f_9"><text:text-input text:description="&lt;if test=&quot;o.fiscal_position.note&quot;&gt;">if test="o.fiscal_position.note"</text:text-input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erp_5f_default_5f_Bold_5f_9"><text:text-input text:description="&lt;_(&quot;Fiscal Position Remark :&quot;)&gt;">Fiscal Position Remark :</text:text-input> </text:p>
          </table:table-cell>
          <table:table-cell table:style-name="Table4.A1" office:value-type="string">
            <text:p text:style-name="terp_5f_default_5f_9"><text:text-input text:description="&lt;format(o.fiscal_position.note)&gt;">format(o.fiscal_position.note)</text:text-input></text:p>
          </table:table-cell>
        </table:table-row>
      </table:table>
      <text:p text:style-name="terp_5f_default_5f_2"><text:soft-page-break/></text:p>
      <text:p text:style-name="terp_5f_default_5f_9"><text:text-input text:description="&lt;/if&gt;">/if</text:text-input></text:p>
      <text:p text:style-name="terp_5f_default_5f_9"/>
      <text:p text:style-name="terp_5f_default_5f_9"><text:text-input text:description="&lt;_(&quot;All prices excluding VAT.&quot;)&gt;">All prices excluding VAT.</text:text-input></text:p>
      <text:p text:style-name="terp_5f_default_5f_9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Tahoma1" svg:font-family="Tahoma, Lucidasans, 'Lucida Sans', 'Arial Unicode MS'"/>
    <style:font-face style:name="Helvetica1" svg:font-family="Helvetica" style:font-family-generic="swiss"/>
    <style:font-face style:name="DejaVu Sans Mono" svg:font-family="'DejaVu Sans Mono'" style:font-family-generic="modern" style:font-pitch="fixed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Helvetica" fo:font-size="14.5pt" style:font-name-asian="AR PL ShanHeiSun Uni" style:font-size-asian="14pt" style:font-name-complex="Tahoma" style:font-size-complex="14pt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="100%" fo:margin-left="0in" fo:margin-right="0in" fo:margin-top="0in" fo:margin-bottom="0in" style:contextual-spacing="false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 style:contextual-spacing="false"/>
      <style:text-properties fo:font-size="8pt" style:font-size-asian="14.5pt" style:font-size-complex="14.5pt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0835in" fo:margin-bottom="0.0835in" style:contextual-spacing="false" style:page-number="auto"/>
      <style:text-properties fo:font-size="9pt" style:font-size-asian="14.5pt" style:font-size-complex="14.5pt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paragraph-properties fo:margin="100%" fo:margin-left="-0.0398in" fo:margin-right="0in" fo:margin-top="0in" fo:margin-bottom="0in" style:contextual-spacing="false" fo:text-indent="0in" style:auto-text-indent="false"/>
      <style:text-properties fo:font-size="9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terp_5f_default_5f_2" style:display-name="terp_default_2" style:family="paragraph" style:parent-style-name="terp_5f_default_5f_9">
      <style:text-properties fo:font-size="2pt"/>
    </style:style>
    <style:style style:name="terp_5f_default_5f_White_5f_2" style:display-name="terp_default_White_2" style:family="paragraph" style:parent-style-name="terp_5f_default_5f_9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ffff" fo:font-size="2pt" text:display="none"/>
    </style:style>
    <style:style style:name="terp_5f_default_5f_Note" style:display-name="terp_default_Note" style:family="paragraph" style:parent-style-name="terp_5f_default_5f_9">
      <style:paragraph-properties fo:margin="100%" fo:margin-left="0.1181in" fo:margin-right="0in" fo:margin-top="0in" fo:margin-bottom="0in" style:contextual-spacing="false" fo:text-indent="0in" style:auto-text-indent="false"/>
      <style:text-properties fo:font-size="8pt" fo:font-style="italic"/>
    </style:style>
    <style:style style:name="Table" style:family="paragraph" style:parent-style-name="Caption" style:class="extra"/>
    <style:style style:name="User_20_Index_20_10" style:display-name="User Index 10" style:family="paragraph" style:parent-style-name="Index" style:class="index">
      <style:paragraph-properties fo:margin="100%" fo:margin-left="1.7689in" fo:margin-right="0in" fo:margin-top="0in" fo:margin-bottom="0in" style:contextual-spacing="false" fo:text-indent="0in" style:auto-text-indent="false">
        <style:tab-stops>
          <style:tab-stop style:position="5.5937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6811in" style:type="center"/>
          <style:tab-stop style:position="7.3626in" style:type="right"/>
        </style:tab-stops>
      </style:paragraph-properties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472in" fo:margin-right="0.433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5-10-07T19:06:11</meta:creation-date>
    <dc:date>2013-07-23T14:20:48</dc:date>
    <meta:editing-cycles>1315</meta:editing-cycles>
    <meta:editing-duration>P4DT8H45M7S</meta:editing-duration>
    <dc:creator>thegrymek </dc:creator>
    <meta:document-statistic meta:table-count="4" meta:image-count="0" meta:object-count="0" meta:page-count="3" meta:paragraph-count="89" meta:word-count="206" meta:character-count="2354" meta:non-whitespace-character-count="2229"/>
    <meta:user-defined meta:name="Info 1">http://localhost:8069</meta:user-defined>
    <meta:user-defined meta:name="Info 2">admin</meta:user-defined>
    <meta:user-defined meta:name="Info 3">173</meta:user-defined>
    <meta:user-defined meta:name="Info 4">account.invoice</meta:user-defined>
  </office:meta>
</office:document-meta>
</file>